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736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736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736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736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736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736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736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736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736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736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736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736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736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736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736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736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736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hoander Daniel Cedeño Cond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8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2952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honal Kelly Cedeño Urbi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8009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5.0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4"/>
    <meta:template xlink:type="simple" xlink:actuate="onRequest" xlink:title="Normal" xlink:href=""/>
  </office:meta>
</office:document-meta>
</file>